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01.999999999991829pt"/>
    </style:style>
    <style:style style:name="co2" style:family="table-column">
      <style:table-column-properties style:column-width="80.999999999993506pt"/>
    </style:style>
    <style:style style:name="co3" style:family="table-column">
      <style:table-column-properties style:column-width="131.249999999989512pt"/>
    </style:style>
    <style:style style:name="co4" style:family="table-column">
      <style:table-column-properties style:column-width="89.249999999992852pt"/>
    </style:style>
    <style:style style:name="ce1" style:family="table-cell">
      <style:table-cell-properties fo:wrap-option="wrap" style:text-align-source="fix" style:vertical-align="middle"/>
      <style:paragraph-properties fo:text-align="center"/>
      <style:text-properties fo:color="#ebebeb"/>
    </style:style>
    <style:style style:name="ce2" style:family="table-cell">
      <style:table-cell-properties style:text-align-source="fix"/>
      <style:paragraph-properties fo:text-align="center"/>
      <style:text-properties fo:color="#ebebeb"/>
    </style:style>
    <style:style style:name="ce3" style:family="table-cell">
      <style:text-properties fo:color="#ebebeb"/>
    </style:style>
    <style:style style:name="ce4" style:family="table-cell">
      <style:table-cell-properties fo:wrap-option="wrap"/>
      <style:text-properties fo:color="#ebebeb"/>
    </style:style>
    <style:style style:name="ce5" style:family="table-cell">
      <style:table-cell-properties style:text-align-source="fix" style:vertical-align="middle"/>
      <style:paragraph-properties fo:text-align="center"/>
    </style:style>
    <style:style style:name="ce6" style:family="table-cell">
      <style:table-cell-properties style:text-align-source="fix" style:vertical-align="middle"/>
      <style:paragraph-properties fo:text-align="center"/>
      <style:text-properties fo:color="#ebebeb"/>
    </style:style>
  </office:automatic-styles>
  <office:body>
    <office:spreadsheet>
      <table:table table:name="binaryFile" table:style-name="ta1">
        <table:table-column table:style-name="co1"/>
        <table:table-column table:style-name="co2"/>
        <table:table-column table:style-name="co3"/>
        <table:table-column table:style-name="co4"/>
        <table:table-column table:number-columns-repeated="6"/>
        <table:table-row>
          <table:table-cell office:value-type="string" office:string-value="Puntero inicio (B)">
            <text:p>Puntero inicio (B)</text:p>
          </table:table-cell>
          <table:table-cell office:value-type="float" office:value="450">
            <text:p>450</text:p>
          </table:table-cell>
        </table:table-row>
        <table:table-row>
          <table:table-cell office:value-type="string" office:string-value="Tamaño registro (B)">
            <text:p>Tamaño registro (B)</text:p>
          </table:table-cell>
          <table:table-cell office:value-type="float" office:value="22">
            <text:p>22</text:p>
          </table:table-cell>
        </table:table-row>
        <table:table-row table:number-rows-repeated="3">
          <table:table-cell/>
        </table:table-row>
        <table:table-row>
          <table:table-cell table:number-columns-repeated="2"/>
          <table:table-cell office:value-type="string" office:string-value="Posición campo (B)">
            <text:p>Posición campo (B)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</table:table-row>
        <table:table-row>
          <table:table-cell table:number-columns-repeated="2"/>
          <table:table-cell office:value-type="string" office:string-value="Posición en memoria (B)">
            <text:p>Posición en memoria (B)</text:p>
          </table:table-cell>
          <table:table-cell office:value-type="float" office:value="450">
            <text:p>450</text:p>
          </table:table-cell>
          <table:table-cell office:value-type="float" office:value="454">
            <text:p>454</text:p>
          </table:table-cell>
          <table:table-cell/>
          <table:table-cell office:value-type="float" office:value="462">
            <text:p>462</text:p>
          </table:table-cell>
          <table:table-cell office:value-type="float" office:value="466">
            <text:p>466</text:p>
          </table:table-cell>
          <table:table-cell office:value-type="float" office:value="467">
            <text:p>467</text:p>
          </table:table-cell>
          <table:table-cell office:value-type="float" office:value="471">
            <text:p>471</text:p>
          </table:table-cell>
        </table:table-row>
        <table:table-row>
          <table:table-cell office:value-type="string" office:string-value="Posición en memoria (B)" table:style-name="ce1" table:number-rows-spanned="2">
            <text:p>Posición en memoria (B)</text:p>
          </table:table-cell>
          <table:table-cell office:value-type="string" office:string-value="Nivel del árbol binario" table:style-name="ce1" table:number-rows-spanned="2">
            <text:p>Nivel del árbol binario</text:p>
          </table:table-cell>
          <table:table-cell office:value-type="string" office:string-value="index">
            <text:p>index</text:p>
          </table:table-cell>
          <table:table-cell office:value-type="string" office:string-value="Punteros" table:style-name="ce2" table:number-columns-spanned="3">
            <text:p>Punteros</text:p>
          </table:table-cell>
          <table:covered-table-cell table:style-name="ce3"/>
          <table:covered-table-cell table:style-name="ce3"/>
          <table:table-cell office:value-type="string" office:string-value="Datos del registro" table:style-name="ce2" table:number-columns-spanned="4">
            <text:p>Datos del registro</text:p>
          </table:table-cell>
          <table:covered-table-cell table:style-name="ce3"/>
          <table:covered-table-cell table:style-name="ce3"/>
          <table:covered-table-cell table:style-name="ce3"/>
        </table:table-row>
        <table:table-row>
          <table:covered-table-cell table:style-name="ce3"/>
          <table:covered-table-cell table:style-name="ce4"/>
          <table:table-cell/>
          <table:table-cell office:value-type="string" office:string-value="parent">
            <text:p>parent</text:p>
          </table:table-cell>
          <table:table-cell office:value-type="string" office:string-value="leftChild">
            <text:p>leftChild</text:p>
          </table:table-cell>
          <table:table-cell office:value-type="string" office:string-value="rightChild">
            <text:p>rightChild</text:p>
          </table:table-cell>
          <table:table-cell office:value-type="string" office:string-value="int">
            <text:p>int</text:p>
          </table:table-cell>
          <table:table-cell office:value-type="string" office:string-value="char">
            <text:p>char</text:p>
          </table:table-cell>
          <table:table-cell office:value-type="string" office:string-value="string">
            <text:p>string</text:p>
          </table:table-cell>
          <table:table-cell office:value-type="string" office:string-value="bool">
            <text:p>bool</text:p>
          </table:table-cell>
        </table:table-row>
        <table:table-row>
          <table:table-cell office:value-type="float" office:value="450">
            <text:p>450</text:p>
          </table:table-cell>
          <table:table-cell office:value-type="float" office:value="0" table:style-name="ce5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 office:string-value="&quot;A&quot;">
            <text:p>"A"</text:p>
          </table:table-cell>
          <table:table-cell office:value-type="string" office:string-value="&quot;hola&quot;">
            <text:p>"hola"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72">
            <text:p>472</text:p>
          </table:table-cell>
          <table:table-cell office:value-type="float" office:value="1" table:style-name="ce6" table:number-rows-spanned="2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 office:string-value="&quot;B&quot;">
            <text:p>"B"</text:p>
          </table:table-cell>
          <table:table-cell office:value-type="string" office:string-value="&quot;adios&quot;">
            <text:p>"adios"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94">
            <text:p>494</text:p>
          </table:table-cell>
          <table:covered-table-cell table:style-name="ce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57">
            <text:p>657</text:p>
          </table:table-cell>
          <table:table-cell office:value-type="string" office:string-value="&quot;T&quot;">
            <text:p>"T"</text:p>
          </table:table-cell>
          <table:table-cell office:value-type="string" office:string-value="&quot;jaja&quot;">
            <text:p>"jaja"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16">
            <text:p>516</text:p>
          </table:table-cell>
          <table:table-cell office:value-type="float" office:value="2" table:style-name="ce6" table:number-rows-spanned="4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764">
            <text:p>23764</text:p>
          </table:table-cell>
          <table:table-cell office:value-type="string" office:string-value="&quot;W&quot;">
            <text:p>"W"</text:p>
          </table:table-cell>
          <table:table-cell office:value-type="string" office:string-value="&quot;jijij&quot;">
            <text:p>"jijij"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38">
            <text:p>538</text:p>
          </table:table-cell>
          <table:covered-table-cell table:style-name="ce6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 office:string-value="&quot;Q&quot;">
            <text:p>"Q"</text:p>
          </table:table-cell>
          <table:table-cell office:value-type="string" office:string-value="&quot;yuy&quot;">
            <text:p>"yuy"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0">
            <text:p>560</text:p>
          </table:table-cell>
          <table:covered-table-cell table:style-name="ce6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 office:string-value="&quot;$&quot;">
            <text:p>"$"</text:p>
          </table:table-cell>
          <table:table-cell office:value-type="string" office:string-value="&quot;u83&quot;">
            <text:p>"u83"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2">
            <text:p>582</text:p>
          </table:table-cell>
          <table:covered-table-cell table:style-name="ce6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 office:string-value="&quot;-&quot;">
            <text:p>"-"</text:p>
          </table:table-cell>
          <table:table-cell office:value-type="string" office:string-value="&quot;kkk&quot;">
            <text:p>"kkk"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04">
            <text:p>604</text:p>
          </table:table-cell>
          <table:table-cell office:value-type="float" office:value="3" table:style-name="ce6" table:number-rows-spanned="6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54">
            <text:p>-54</text:p>
          </table:table-cell>
          <table:table-cell office:value-type="string" office:string-value="&quot;Z&quot;">
            <text:p>"Z"</text:p>
          </table:table-cell>
          <table:table-cell office:value-type="string" office:string-value="&quot;?2&quot;">
            <text:p>"?2"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26">
            <text:p>626</text:p>
          </table:table-cell>
          <table:covered-table-cell table:style-name="ce6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 office:string-value="&quot;5&quot;">
            <text:p>"5"</text:p>
          </table:table-cell>
          <table:table-cell office:value-type="string" office:string-value="&quot;e&quot;">
            <text:p>"e"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48">
            <text:p>648</text:p>
          </table:table-cell>
          <table:covered-table-cell table:style-name="ce6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 office:string-value="&quot;7&quot;">
            <text:p>"7"</text:p>
          </table:table-cell>
          <table:table-cell office:value-type="string" office:string-value="&quot;267&quot;">
            <text:p>"267"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0">
            <text:p>670</text:p>
          </table:table-cell>
          <table:covered-table-cell table:style-name="ce6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 office:string-value="&quot;!&quot;">
            <text:p>"!"</text:p>
          </table:table-cell>
          <table:table-cell office:value-type="string" office:string-value="&quot;=&quot;">
            <text:p>"="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92">
            <text:p>692</text:p>
          </table:table-cell>
          <table:covered-table-cell table:style-name="ce6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714">
            <text:p>714</text:p>
          </table:table-cell>
          <table:covered-table-cell table:style-name="ce6"/>
        </table:table-row>
      </table:table>
      <table:table table:name="shell" table:style-name="ta1">
        <table:table-column table:number-columns-repeated="7"/>
        <table:table-row table:number-rows-repeated="3">
          <table:table-cell/>
        </table:table-row>
        <table:table-row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>
          <table:table-cell table:number-columns-repeated="3"/>
          <table:table-cell office:value-type="string" office:string-value="int">
            <text:p>int</text:p>
          </table:table-cell>
          <table:table-cell office:value-type="string" office:string-value="char">
            <text:p>char</text:p>
          </table:table-cell>
          <table:table-cell office:value-type="string" office:string-value="string">
            <text:p>string</text:p>
          </table:table-cell>
          <table:table-cell office:value-type="string" office:string-value="bool">
            <text:p>bool</text:p>
          </table:table-cell>
        </table:table-row>
        <table:table-row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 office:string-value="&quot;A&quot;">
            <text:p>"A"</text:p>
          </table:table-cell>
          <table:table-cell office:value-type="string" office:string-value="&quot;hola&quot;">
            <text:p>"hola"</text:p>
          </table:table-cell>
          <table:table-cell office:value-type="float" office:value="0">
            <text:p>0</text:p>
          </table:table-cell>
        </table:table-row>
        <table:table-row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 office:string-value="&quot;B&quot;">
            <text:p>"B"</text:p>
          </table:table-cell>
          <table:table-cell office:value-type="string" office:string-value="&quot;adios&quot;">
            <text:p>"adios"</text:p>
          </table:table-cell>
          <table:table-cell office:value-type="float" office:value="1">
            <text:p>1</text:p>
          </table:table-cell>
        </table:table-row>
        <table:table-row>
          <table:table-cell table:number-columns-repeated="2"/>
          <table:table-cell office:value-type="float" office:value="3">
            <text:p>3</text:p>
          </table:table-cell>
          <table:table-cell office:value-type="float" office:value="657">
            <text:p>657</text:p>
          </table:table-cell>
          <table:table-cell office:value-type="string" office:string-value="&quot;T&quot;">
            <text:p>"T"</text:p>
          </table:table-cell>
          <table:table-cell office:value-type="string" office:string-value="&quot;jaja&quot;">
            <text:p>"jaja"</text:p>
          </table:table-cell>
          <table:table-cell office:value-type="float" office:value="1">
            <text:p>1</text:p>
          </table:table-cell>
        </table:table-row>
        <table:table-row>
          <table:table-cell table:number-columns-repeated="2"/>
          <table:table-cell office:value-type="float" office:value="4">
            <text:p>4</text:p>
          </table:table-cell>
          <table:table-cell office:value-type="float" office:value="23764">
            <text:p>23764</text:p>
          </table:table-cell>
          <table:table-cell office:value-type="string" office:string-value="&quot;W&quot;">
            <text:p>"W"</text:p>
          </table:table-cell>
          <table:table-cell office:value-type="string" office:string-value="&quot;jijij&quot;">
            <text:p>"jijij"</text:p>
          </table:table-cell>
          <table:table-cell office:value-type="float" office:value="0">
            <text:p>0</text:p>
          </table:table-cell>
        </table:table-row>
        <table:table-row table:number-rows-repeated="4">
          <table:table-cell/>
        </table:table-row>
        <table:table-row>
          <table:table-cell table:number-columns-repeated="2"/>
          <table:table-cell office:value-type="string" office:string-value="ESCRIBA LA FILA A MODIFICAR:________________-">
            <text:p>ESCRIBA LA FILA A MODIFICAR:________________-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>
          <table:table-cell table:number-columns-repeated="2"/>
          <table:table-cell office:value-type="string" office:string-value="ESCRIBA LA COLUMNA:__________________________">
            <text:p>ESCRIBA LA COLUMNA:__________________________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>
          <table:table-cell/>
        </table:table-row>
        <table:table-row>
          <table:table-cell table:number-columns-repeated="2"/>
          <table:table-cell office:value-type="string" office:string-value="SUSTITUIR &quot;B&quot; por:----------------------------:">
            <text:p>SUSTITUIR "B" por:----------------------------:</text:p>
          </table:table-cell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3</meta:generator>
    <dc:title/>
    <meta:initial-creator>Unknown</meta:initial-creator>
    <meta:editing-cycles>4</meta:editing-cycles>
    <dc:date>2013-05-04T22:21:22</dc:date>
    <meta:creation-date>2013-05-04T20:22:00</meta:creation-date>
    <dc:creator>Brallan Jesús Aguilar Rivera</dc:creator>
    <meta:user-defined meta:name="email">brallan.aguilar@gmail.com</meta:user-defined>
  </office:meta>
</office:document-meta>
</file>